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/text:p>
      <text:p text:style-name="P1"/>
      <text:p text:style-name="P1">c/o Garden City Group, LLC</text:p>
      <text:p text:style-name="P1">Claims Administrator</text:p>
      <text:p text:style-name="P1">10055171</text:p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10-07T09:46:28.119Z</dc:date>
    <meta:editing-cycles>56</meta:editing-cycles>
    <meta:generator>WebODF/0.5.7 Mozilla/5.0 (X11; Ubuntu; Linux x86_64; rv:41.0) Gecko/20100101 Firefox/41.0</meta:generator>
    <dc:creator>WebODF-Curious</dc:creator>
  </office:meta>
</office:document-meta>
</file>